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8F000003BAEFF2C0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ela1" style:family="table" style:master-page-name="Standard">
      <style:table-properties style:width="17.41cm" fo:margin-left="-0.002cm" fo:margin-top="0cm" fo:margin-bottom="0cm" style:page-number="auto" table:align="left" style:writing-mode="lr-tb"/>
    </style:style>
    <style:style style:name="Tabela1.A" style:family="table-column">
      <style:table-column-properties style:column-width="5.29cm"/>
    </style:style>
    <style:style style:name="Tabela1.B" style:family="table-column">
      <style:table-column-properties style:column-width="9.419cm"/>
    </style:style>
    <style:style style:name="Tabela1.C" style:family="table-column">
      <style:table-column-properties style:column-width="2.70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1.C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6e00" style:font-name="Verdana" fo:font-weight="bold" style:font-weight-asian="bold" style:font-name-complex="Verdana2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6e00" style:font-name="Verdana" fo:font-size="10pt" fo:font-weight="bold" style:font-size-asian="10pt" style:font-weight-asian="bold" style:font-name-complex="Verdana2" style:font-size-complex="10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9d206" officeooo:paragraph-rsid="0019d206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9d206" officeooo:paragraph-rsid="0019d206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rsid="0019d206" officeooo:paragraph-rsid="0019d206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4pt" officeooo:rsid="0019d206" officeooo:paragraph-rsid="0019d206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19d206" officeooo:paragraph-rsid="0019d206" style:font-size-asian="14pt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23f184" style:font-size-asian="14pt" style:font-size-complex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000000" fo:font-size="14pt" officeooo:rsid="0019d206" officeooo:paragraph-rsid="0019d206" style:font-size-asian="14pt" style:font-size-complex="14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23f184"/>
    </style:style>
    <style:style style:name="P11" style:family="paragraph" style:parent-style-name="Table_20_Contents">
      <style:paragraph-properties fo:text-align="center" style:justify-single-word="false"/>
      <style:text-properties officeooo:rsid="002012f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19d206" officeooo:paragraph-rsid="0023f184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Verdana1" officeooo:paragraph-rsid="0023f184" style:font-name-complex="Verdana1"/>
    </style:style>
    <style:style style:name="P14" style:family="paragraph" style:parent-style-name="Standard" style:list-style-name="WW8Num11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style:font-name="Verdana1" officeooo:paragraph-rsid="0023f184" style:font-name-complex="Verdana1" fo:hyphenate="false" fo:hyphenation-remain-char-count="2" fo:hyphenation-push-char-count="2"/>
    </style:style>
    <style:style style:name="P15" style:family="paragraph" style:parent-style-name="Standard" style:list-style-name="WW8Num11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style:font-name="Verdana1" officeooo:rsid="0019d206" officeooo:paragraph-rsid="0023f184" style:font-name-complex="Verdana1" fo:hyphenate="false" fo:hyphenation-remain-char-count="2" fo:hyphenation-push-char-count="2"/>
    </style:style>
    <style:style style:name="P16" style:family="paragraph" style:parent-style-name="Standard">
      <style:text-properties fo:color="#000000" fo:font-size="14pt" officeooo:rsid="0019d206" style:font-size-asian="14pt" style:font-size-complex="14pt"/>
    </style:style>
    <style:style style:name="T1" style:family="text">
      <style:text-properties officeooo:rsid="0023f184"/>
    </style:style>
    <style:style style:name="T2" style:family="text">
      <style:text-properties officeooo:rsid="002523c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Table_20_Contents"><draw:frame draw:style-name="fr1" draw:name="Picture" text:anchor-type="as-char" svg:width="5.082cm" svg:height="1.635cm" draw:z-index="0"><draw:image xlink:href="Pictures/1000000000000B8F000003BAEFF2C014.jpg" xlink:type="simple" xlink:show="embed" xlink:actuate="onLoad"/></draw:frame></text:p>
          </table:table-cell>
          <table:table-cell table:style-name="Tabela1.A1" office:value-type="string">
            <text:p text:style-name="P1">PPRA</text:p>
            <text:p text:style-name="P2">Programa de Prevenção de Riscos Ambientais</text:p>
          </table:table-cell>
          <table:table-cell table:style-name="Tabela1.C1" office:value-type="string">
            <text:p text:style-name="P11"><text:text-input text:description="">${ppra.dataEmissao}</text:text-input></text:p>
          </table:table-cell>
        </table:table-row>
      </table:table>
      <text:p text:style-name="Standard"/>
      <text:p text:style-name="Standard"/>
      <text:p text:style-name="Standard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07:40</meta:creation-date>
    <dc:language>pt-BR</dc:language>
    <dc:date>2017-06-07T11:18:06.803753316</dc:date>
    <meta:editing-cycles>21</meta:editing-cycles>
    <meta:editing-duration>PT1H55M52S</meta:editing-duration>
    <meta:generator>LibreOffice/4.3.3.2$Linux_X86_64 LibreOffice_project/430m0$Build-2</meta:generator>
    <meta:document-statistic meta:table-count="1" meta:image-count="1" meta:object-count="0" meta:page-count="1" meta:paragraph-count="4" meta:word-count="10" meta:character-count="67" meta:non-whitespace-character-count="62"/>
  </office:meta>
</office:document-meta>
</file>